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6cbc3d" officeooo:paragraph-rsid="006cbc3d"/>
    </style:style>
    <style:style style:name="P2" style:family="paragraph" style:parent-style-name="Standard">
      <style:text-properties officeooo:rsid="006d62ae" officeooo:paragraph-rsid="006d62ae"/>
    </style:style>
    <style:style style:name="P3" style:family="paragraph" style:parent-style-name="Standard">
      <style:text-properties officeooo:paragraph-rsid="0078de64"/>
    </style:style>
    <style:style style:name="P4" style:family="paragraph" style:parent-style-name="Standard">
      <style:paragraph-properties fo:margin-left="0.2917in" fo:margin-right="0in" fo:text-indent="0in" style:auto-text-indent="false"/>
    </style:style>
    <style:style style:name="P5" style:family="paragraph" style:parent-style-name="Standard">
      <style:paragraph-properties fo:margin-left="0.2917in" fo:margin-right="0in" fo:text-indent="0in" style:auto-text-indent="false"/>
      <style:text-properties officeooo:rsid="007447c6" officeooo:paragraph-rsid="007447c6"/>
    </style:style>
    <style:style style:name="T1" style:family="text">
      <style:text-properties fo:font-style="italic" officeooo:rsid="005f0cee" style:font-style-asian="italic" style:font-style-complex="italic"/>
    </style:style>
    <style:style style:name="T2" style:family="text">
      <style:text-properties officeooo:rsid="005f0cee"/>
    </style:style>
    <style:style style:name="T3" style:family="text">
      <style:text-properties officeooo:rsid="005f666f"/>
    </style:style>
    <style:style style:name="T4" style:family="text">
      <style:text-properties officeooo:rsid="00613bb9"/>
    </style:style>
    <style:style style:name="T5" style:family="text">
      <style:text-properties officeooo:rsid="00626483"/>
    </style:style>
    <style:style style:name="T6" style:family="text">
      <style:text-properties officeooo:rsid="006420b6"/>
    </style:style>
    <style:style style:name="T7" style:family="text">
      <style:text-properties officeooo:rsid="0065ffae"/>
    </style:style>
    <style:style style:name="T8" style:family="text">
      <style:text-properties officeooo:rsid="0068efa2"/>
    </style:style>
    <style:style style:name="T9" style:family="text">
      <style:text-properties officeooo:rsid="006afef0"/>
    </style:style>
    <style:style style:name="T10" style:family="text">
      <style:text-properties officeooo:rsid="006d534e"/>
    </style:style>
    <style:style style:name="T11" style:family="text">
      <style:text-properties officeooo:rsid="0077463f"/>
    </style:style>
    <style:style style:name="T12" style:family="text">
      <style:text-properties officeooo:rsid="0078de64"/>
    </style:style>
    <style:style style:name="T13" style:family="text">
      <style:text-properties officeooo:rsid="007a9553"/>
    </style:style>
    <style:style style:name="T14" style:family="text">
      <style:text-properties officeooo:rsid="007afbdf"/>
    </style:style>
    <style:style style:name="T15" style:family="text">
      <style:text-properties officeooo:rsid="007cf90f"/>
    </style:style>
    <style:style style:name="T16" style:family="text">
      <style:text-properties officeooo:rsid="00805a77"/>
    </style:style>
    <style:style style:name="T17" style:family="text">
      <style:text-properties officeooo:rsid="00814a96"/>
    </style:style>
    <style:style style:name="T18" style:family="text">
      <style:text-properties officeooo:rsid="008169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ure and Language Library</text:p>
      <text:p text:style-name="Standard">--------------------------------------------------------</text:p>
      <text:p text:style-name="Standard">Culture A | Language</text:p>
      <text:p text:style-name="Standard"><text:tab/>Derivative Culture A.i | Language <text:span text:style-name="T2">(Analogue)</text:span></text:p>
      <text:p text:style-name="P3"><text:tab/>Derivative Culture A.ii | Language <text:span text:style-name="T2">(Analogue)→</text:span><text:span text:style-name="T12">Evolved Language (Analogue)</text:span></text:p>
      <text:p text:style-name="Standard">--------------------------------------------------------</text:p>
      <text:p text:style-name="Standard"/>
      <text:p text:style-name="Standard">Waith of the Four Cities | <text:span text:style-name="T2">Inivatic (</text:span>Tolkien Elvish<text:span text:style-name="T2">)</text:span></text:p>
      <text:p text:style-name="Standard"><text:tab/>Vanhar | <text:span text:style-name="T2">Inivatic (</text:span>Tolkien Elvish<text:span text:style-name="T2">)</text:span></text:p>
      <text:p text:style-name="Standard"><text:tab/>Akh | <text:span text:style-name="T2">Inivatic (</text:span>Tolkien Elvish<text:span text:style-name="T2">)</text:span></text:p>
      <text:p text:style-name="Standard"><text:tab/><text:tab/>Attasek | <text:span text:style-name="T2">dia. Inivatic (</text:span>Tolkien Elvish + PIE<text:span text:style-name="T2">)</text:span><text:span text:style-name="T1">, continued under Astar – Origin</text:span></text:p>
      <text:p text:style-name="Standard"><text:tab/>Rhun | <text:span text:style-name="T2">Inivatic (</text:span>Tolkien Elvish<text:span text:style-name="T2">)</text:span></text:p>
      <text:p text:style-name="Standard"/>
      <text:p text:style-name="Standard">Prehistoric Loss’kelvar | <text:span text:style-name="T3">Proto Keleshi (</text:span>Proto Niger-Congo<text:span text:style-name="T3">)</text:span></text:p>
      <text:p text:style-name="Standard"><text:tab/>Modern Loss’kelvar | <text:span text:style-name="T3">Keleshi (</text:span>Igbo<text:span text:style-name="T3">)</text:span></text:p>
      <text:p text:style-name="Standard"><text:tab/>Prehistoric Orun | <text:span text:style-name="T4">Proto Ebo (</text:span>Proto Yoruba<text:span text:style-name="T4">)</text:span></text:p>
      <text:p text:style-name="Standard"><text:tab/><text:tab/>Kekere | <text:span text:style-name="T4">Yaltalese and dialects (</text:span>hundreds of Niger-Congo languages<text:span text:style-name="T4">)</text:span></text:p>
      <text:p text:style-name="Standard"><text:tab/><text:tab/>Nla | <text:span text:style-name="T4">Ebo (</text:span>Yoruba<text:span text:style-name="T4">)</text:span></text:p>
      <text:p text:style-name="Standard"><text:tab/><text:tab/></text:p>
      <text:p text:style-name="Standard">Prehistoric Onear | Igbo variant</text:p>
      <text:p text:style-name="Standard">Okemenel – extinct | Southern Sotho</text:p>
      <text:p text:style-name="Standard"/>
      <text:p text:style-name="Standard"><text:span text:style-name="T5">Yfanald </text:span>Astar | <text:span text:style-name="T6">dia. Inivatic (Tolkein Elvish + </text:span>PIE<text:span text:style-name="T6">)</text:span></text:p>
      <text:p text:style-name="P4">Tellinese | <text:span text:style-name="T7">Tellinese (</text:span>PIE + Proto-Indo-Aryan (PIA, https://dsal.uchicago.edu/dictionaries/soas/)<text:span text:style-name="T7">)</text:span></text:p>
      <text:p text:style-name="P4"><text:tab/>Tellinese-Jangatet | <text:span text:style-name="T7">dia. Tellinese (</text:span>PIE + PIA<text:span text:style-name="T7">)</text:span></text:p>
      <text:p text:style-name="P4"><text:tab/><text:tab/>Samavaga | <text:span text:style-name="T7">dia. Tellinese (</text:span>PIE + PIA + Sinhala (lacking Elu, Helu dictionary)<text:span text:style-name="T7">)</text:span></text:p>
      <text:p text:style-name="P4"><text:tab/><text:tab/>Haritian | <text:span text:style-name="T7">dia. Tellinese (</text:span>PIA + Domari<text:span text:style-name="T7">)</text:span></text:p>
      <text:p text:style-name="P4"><text:tab/>Narazi | <text:span text:style-name="T7">dia. Tellinese (</text:span>PIE + PIA + Gujarati<text:span text:style-name="T7">)</text:span></text:p>
      <text:p text:style-name="P4">Ghahakan | <text:span text:style-name="T9">Ghahakan</text:span><text:span text:style-name="T7"> (</text:span>PIE + PIA + Punjabi<text:span text:style-name="T7">)</text:span></text:p>
      <text:p text:style-name="P4">Huroman | <text:span text:style-name="T7">dia. Tellinese (</text:span>PIE + PIA + Bangala (lacking Magadhi)<text:span text:style-name="T7">)</text:span></text:p>
      <text:p text:style-name="P4"><text:tab/>Huroman-Nlashikir | <text:span text:style-name="T9">Huroman</text:span><text:span text:style-name="T7"> (</text:span>PIE + PIA+ Bangala + Yoruba<text:span text:style-name="T7">)</text:span></text:p>
      <text:p text:style-name="P4"><text:tab/><text:tab/>Marman | <text:span text:style-name="T9">Huroman</text:span><text:span text:style-name="T7"> (</text:span>PIE + Bangala + Yoruba<text:span text:style-name="T7">)</text:span></text:p>
      <text:p text:style-name="P4"><text:tab/><text:tab/>Omanusian | <text:span text:style-name="T9">Huroman</text:span><text:span text:style-name="T7"> (</text:span>PIE + Bangala + Yoruba<text:span text:style-name="T7">)</text:span></text:p>
      <text:p text:style-name="P4"><text:tab/><text:tab/>Shukunene | <text:span text:style-name="T9">Huroman</text:span><text:span text:style-name="T7"> (</text:span>PIE + Bangala + Yoruba<text:span text:style-name="T7">)</text:span></text:p>
      <text:p text:style-name="P4">Attasek | <text:span text:style-name="T7">dia. Inivatic (</text:span>Tolkien Elvish + PIE<text:span text:style-name="T7">) →</text:span><text:span text:style-name="T13"> Proto-Lunimean </text:span><text:span text:style-name="T14">(Proto Balto-Slavic)</text:span></text:p>
      <text:p text:style-name="P4"><text:tab/><text:span text:style-name="T15">Davakrai | Proto-Lunimean (Proto Balto-Slavic)</text:span></text:p>
      <text:p text:style-name="P4"><text:tab/><text:tab/><text:span text:style-name="T16">Adasol, Csa</text:span></text:p>
      <text:p text:style-name="P4"><text:tab/><text:tab/><text:tab/><text:span text:style-name="T16">Adasol island</text:span></text:p>
      <text:p text:style-name="P4"><text:tab/><text:tab/><text:tab/><text:span text:style-name="T16">desert</text:span></text:p>
      <text:p text:style-name="P4"><text:tab/><text:tab/><text:tab/><text:span text:style-name="T16">East humid forests</text:span></text:p>
      <text:p text:style-name="P4"><text:tab/><text:tab/><text:span text:style-name="T16">North Ghelond tribal, cold</text:span></text:p>
      <text:p text:style-name="P4"><text:tab/><text:tab/><text:tab/><text:span text:style-name="T16">MOUNTAIN PEOPLE!</text:span></text:p>
      <text:p text:style-name="P4"><text:tab/><text:tab/><text:span text:style-name="T16">South East Ghelond fores</text:span><text:span text:style-name="T17">ts, Cfb</text:span></text:p>
      <text:p text:style-name="P4"><text:tab/><text:tab/><text:span text:style-name="T17">South Ghelond / North West Tepeheo coastal islanders</text:span></text:p>
      <text:p text:style-name="P4"><text:tab/><text:tab/><text:tab/><text:span text:style-name="T17">Southwest Ghelond + Northwest Tepeheo Csa</text:span></text:p>
      <text:p text:style-name="P4"><text:tab/><text:tab/><text:span text:style-name="T17">Northeast Tepeheo Csa</text:span></text:p>
      <text:p text:style-name="P4"><text:tab/><text:tab/><text:span text:style-name="T17">Mideast Tepeheo arid coastal </text:span><text:span text:style-name="T18">settlers</text:span></text:p>
      <text:p text:style-name="P4"><text:tab/><text:tab/></text:p>
      <text:p text:style-name="P5">Hiidkeil | Proto-Amarthian (Proto Celtic + Estonian)</text:p>
      <text:p text:style-name="P4"><text:soft-page-break/></text:p>
      <text:p text:style-name="P4"><text:tab/><text:span text:style-name="T16">Hiidkeil + Davakrai</text:span></text:p>
      <text:p text:style-name="P4"><text:tab/><text:span text:style-name="T16">Abonkeil</text:span></text:p>
      <text:p text:style-name="P4"/>
      <text:p text:style-name="P4"/>
      <text:p text:style-name="P4"/>
      <text:p text:style-name="P4"/>
      <text:p text:style-name="P4">Raweli (+Ezelani)</text:p>
      <text:p text:style-name="P4">Bhsad</text:p>
      <text:p text:style-name="P4">Prehistoric East Tepeheo (Pikis, Maniyai, Marnos)</text:p>
      <text:p text:style-name="Standard"/>
      <text:p text:style-name="Standard">Nayanzelic | <text:span text:style-name="T8">Nayanzelic (</text:span>Tolkien Elvish + Igbo → Slavic/Baltic variant (Russian, Ukranian, Czech, Servian, Bulgarian), Latvian<text:span text:style-name="T8">)</text:span></text:p>
      <text:p text:style-name="Standard"/>
      <text:p text:style-name="Standard">Connection between Nayanzelic and <text:span text:style-name="T11">Proto-Lunimean</text:span>?</text:p>
      <text:p text:style-name="Standard"/>
      <text:p text:style-name="P1">Perakor Giants | <text:span text:style-name="T10">Emakeel, “Native tongue” (Estonian)</text:span></text:p>
      <text:p text:style-name="P1"/>
      <text:p text:style-name="P2">Humanity | Afroasiatic languag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4-02T15:48:14.777189212</dc:date>
    <meta:editing-duration>PT13H17M29S</meta:editing-duration>
    <meta:editing-cycles>63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317" meta:character-count="2317" meta:non-whitespace-character-count="1991"/>
  </office:meta>
</office:document-meta>
</file>